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alibo-title">
      <style:graphic-properties draw:fill-color="#ffffff" draw:auto-grow-height="true" fo:min-height="3.506cm"/>
    </style:style>
    <style:style style:name="pr2" style:family="presentation" style:parent-style-name="Dalibo-subtitle">
      <style:graphic-properties draw:fill-color="#ffffff" draw:auto-grow-height="true" fo:min-height="13.859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6cm"/>
    </style:style>
    <style:style style:name="pr5" style:family="presentation" style:parent-style-name="Dalibo-outline1">
      <style:graphic-properties draw:auto-grow-height="true" fo:min-height="13.859cm"/>
    </style:style>
    <style:style style:name="pr6" style:family="presentation" style:parent-style-name="Dalibo-outline1">
      <style:graphic-properties fo:min-height="13.86cm"/>
    </style:style>
    <style:style style:name="pr7" style:family="presentation" style:parent-style-name="Dalibo-title">
      <style:graphic-properties fo:min-height="3.506cm"/>
    </style:style>
    <style:style style:name="co1" style:family="table-column">
      <style:table-column-properties style:column-width="17.067cm" style:use-optimal-column-width="false"/>
    </style:style>
    <style:style style:name="co2" style:family="table-column">
      <style:table-column-properties style:column-width="8.203cm" style:use-optimal-column-width="false"/>
    </style:style>
    <style:style style:name="co3" style:family="table-column">
      <style:table-column-properties style:column-width="9.863cm" style:use-optimal-column-width="false"/>
    </style:style>
    <style:style style:name="co4" style:family="table-column">
      <style:table-column-properties style:column-width="10.558cm" style:use-optimal-column-width="false"/>
    </style:style>
    <style:style style:name="co5" style:family="table-column">
      <style:table-column-properties style:column-width="4.849cm" style:use-optimal-column-width="false"/>
    </style:style>
    <style:style style:name="ro1" style:family="table-row">
      <style:table-row-properties style:row-height="0.937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font-size="20pt"/>
    </style:style>
    <style:style style:name="P4" style:family="paragraph">
      <style:text-properties fo:font-size="15pt" style:font-size-asian="15pt" style:font-size-complex="15pt"/>
    </style:style>
    <style:style style:name="P5" style:family="paragraph">
      <style:paragraph-properties fo:margin-top="0cm" fo:margin-bottom="0cm"/>
    </style:style>
    <style:style style:name="P6" style:family="paragraph">
      <style:paragraph-properties fo:margin-top="0cm" fo:margin-bottom="0cm" fo:line-height="1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family="'Liberation Sans'" style:font-family-generic="swiss" style:font-pitch="variable" fo:font-size="18pt" style:font-size-asian="18pt" style:font-size-complex="18pt"/>
    </style:style>
    <style:style style:name="T3" style:family="text">
      <style:text-properties fo:font-size="18pt"/>
    </style:style>
    <style:style style:name="T4" style:family="text">
      <style:text-properties fo:font-size="18pt" style:font-size-asian="18pt" style:font-size-complex="18pt"/>
    </style:style>
    <style:style style:name="T5" style:family="text">
      <style:text-properties fo:font-size="18pt" fo:font-weight="bold" style:font-weight-asian="bold" style:font-weight-complex="bold"/>
    </style:style>
    <style:style style:name="T6" style:family="text">
      <style:text-properties fo:font-size="15pt" style:font-size-asian="15pt" style:font-size-complex="15pt"/>
    </style:style>
    <style:style style:name="T7" style:family="text">
      <style:text-properties fo:font-size="20pt"/>
    </style:style>
    <style:style style:name="T8" style:family="text">
      <style:text-properties fo:font-family="'Liberation Mono'" style:font-family-generic="modern" style:font-pitch="fixed" fo:font-size="15pt" style:font-size-asian="15pt" style:font-size-complex="15pt"/>
    </style:style>
    <style:style style:name="T9" style:family="text">
      <style:text-properties fo:font-family="'Liberation Mono'" style:font-family-generic="modern" style:font-pitch="fixed" fo:font-size="20pt" style:font-size-asian="20pt" style:font-size-complex="20pt"/>
    </style:style>
    <style:style style:name="T10" style:family="text">
      <style:text-properties fo:color="#ffffff"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PostgreSQL</text:p>
          </draw:text-box>
        </draw:frame>
        <draw:frame presentation:style-name="pr2" draw:text-style-name="P1" draw:layer="layout" svg:width="25.199cm" svg:height="13.859cm" svg:x="1.4cm" svg:y="4.914cm" presentation:class="subtitle">
          <draw:text-box>
            <text:p text:style-name="P1">Hooks in PostgreSQL</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ho's Guillaume Lelarge?</text:p>
          </draw:text-box>
        </draw:frame>
        <draw:frame presentation:style-name="pr5" draw:layer="layout" svg:width="25.199cm" svg:height="13.859cm" svg:x="1.4cm" svg:y="4.914cm" presentation:class="outline">
          <draw:text-box>
            <text:list text:style-name="L2">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PostgreSQL</text:p>
          </draw:text-box>
        </draw:frame>
        <draw:frame presentation:style-name="pr5" draw:layer="layout" svg:width="25.199cm" svg:height="13.859cm" svg:x="1.4cm" svg:y="4.914cm" presentation:class="outline">
          <draw:text-box>
            <text:list text:style-name="L2">
              <text:list-item>
                <text:p>Well known for its extensibility</text:p>
              </text:list-item>
              <text:list-item>
                <text:p>For example, a user can add</text:p>
                <text:list>
                  <text:list-item>
                    <text:p>Types</text:p>
                  </text:list-item>
                  <text:list-item>
                    <text:p>Functions</text:p>
                  </text:list-item>
                  <text:list-item>
                    <text:p>Operators</text:p>
                  </text:list-item>
                  <text:list-item>
                    <text:p>Etc</text:p>
                  </text:list-item>
                </text:list>
              </text:list-item>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draw:text-box>
              <text:p>PostgreSQL is well known for its extensibility. Many people know that you can add your own user types, add functions that handles them, add operators, and lots of other stuff.</text:p>
              <text:p>Actually, it's so important that one of the most interesting features of 9.1 is its EXTENSION object.</text:p>
              <text:p>Less known is the hook system, even if the first hooks were available in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Hooks</text:p>
          </draw:text-box>
        </draw:frame>
        <draw:frame presentation:style-name="pr6" draw:layer="layout" svg:width="25.199cm" svg:height="13.86cm" svg:x="1.4cm" svg:y="4.914cm" presentation:class="outline" presentation:user-transformed="true">
          <draw:text-box>
            <text:list text:style-name="L2">
              <text:list-item>
                <text:p>Interrupt, and modify behaviour</text:p>
              </text:list-item>
              <text:list-item>
                <text:p>Different kinds of hooks</text:p>
              </text:list-item>
              <text:list-item>
                <text:p>Not known because</text:p>
                <text:list>
                  <text:list-item>
                    <text:p>not explained in the documentation</text:p>
                  </text:list-item>
                  <text:list-item>
                    <text:p>Usually quite rec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 without having to add it to the core.</text:p>
              <text:p>Of course, there are different kinds of hooks, mostly around the planner and the executor.</text:p>
              <text:p>It's not well known because it's rather a recent feature. The first hook appeared in 8.3. Actually, 5 hooks appeared in 8.3, 8 in 8.4, 2 in 9.0, and 5 in 9.1. Moreover,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tensive hooks</text:p>
          </draw:text-box>
        </draw:frame>
        <draw:frame draw:style-name="standard" draw:layer="layout" svg:width="25.269cm" svg:height="8.747cm" svg:x="1.4cm" svg:y="4.914cm" presentation:class="table" presentation:user-transformed="true">
          <table:table table:template-name="green" table:use-first-row-styles="true" table:use-banding-rows-styles="true">
            <table:table-column table:style-name="co1"/>
            <table:table-column table:style-name="co2"/>
            <table:table-row table:style-name="ro1" table:default-cell-style-name="ce1">
              <table:table-cell>
                <text:p><text:span text:style-name="T1">Hook</text:span></text:p>
              </table:table-cell>
              <table:table-cell>
                <text:p><text:span text:style-name="T1">Initial release</text:span></text:p>
              </table:table-cell>
            </table:table-row>
            <table:table-row table:style-name="ro1">
              <table:table-cell table:style-name="ce2">
                <text:p><text:span text:style-name="T2">check_password_hook</text:span></text:p>
              </table:table-cell>
              <table:table-cell table:style-name="ce3">
                <text:p><text:span text:style-name="T3">9.0</text:span></text:p>
              </table:table-cell>
            </table:table-row>
            <table:table-row table:style-name="ro1" table:default-cell-style-name="ce3">
              <table:table-cell>
                <text:p><text:span text:style-name="T2">ClientAuthentication_hook</text:span></text:p>
              </table:table-cell>
              <table:table-cell>
                <text:p><text:span text:style-name="T3">9.1</text:span></text:p>
              </table:table-cell>
            </table:table-row>
            <table:table-row table:style-name="ro1" table:default-cell-style-name="ce4">
              <table:table-cell>
                <text:p><text:span text:style-name="T4">ExecutorStart_hook</text:span></text:p>
              </table:table-cell>
              <table:table-cell>
                <text:p><text:span text:style-name="T4">8.4</text:span></text:p>
              </table:table-cell>
            </table:table-row>
            <table:table-row table:style-name="ro1" table:default-cell-style-name="ce4">
              <table:table-cell>
                <text:p><text:span text:style-name="T4">ExecutorRun_hook</text:span></text:p>
              </table:table-cell>
              <table:table-cell>
                <text:p><text:span text:style-name="T4">8.4</text:span></text:p>
              </table:table-cell>
            </table:table-row>
            <table:table-row table:style-name="ro1" table:default-cell-style-name="ce4">
              <table:table-cell>
                <text:p><text:span text:style-name="T4">ExecutorFinish_hook</text:span></text:p>
              </table:table-cell>
              <table:table-cell>
                <text:p><text:span text:style-name="T4">8.4</text:span></text:p>
              </table:table-cell>
            </table:table-row>
            <table:table-row table:style-name="ro1" table:default-cell-style-name="ce4">
              <table:table-cell>
                <text:p><text:span text:style-name="T4">ExecutorEnd_hook</text:span></text:p>
              </table:table-cell>
              <table:table-cell>
                <text:p><text:span text:style-name="T4">8.4</text:span></text:p>
              </table:table-cell>
            </table:table-row>
            <table:table-row table:style-name="ro1" table:default-cell-style-name="ce4">
              <table:table-cell>
                <text:p><text:span text:style-name="T4">ExecutorCheckPerms_hook</text:span></text:p>
              </table:table-cell>
              <table:table-cell>
                <text:p><text:span text:style-name="T4">9.1</text:span></text:p>
              </table:table-cell>
            </table:table-row>
            <table:table-row table:style-name="ro1" table:default-cell-style-name="ce4">
              <table:table-cell>
                <text:p><text:span text:style-name="T4">ProcessUtility_hook</text:span></text:p>
              </table:table-cell>
              <table:table-cell>
                <text:p><text:span text:style-name="T4">9.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user-transformed="true">
            <draw:text-box>
              <text:p>There are many hooks available. These are the most used hooks. We'll discuss them in the rest of these slides.</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Other hooks</text:p>
          </draw:text-box>
        </draw:frame>
        <draw:frame draw:style-name="standard" draw:layer="layout" svg:width="25.269cm" svg:height="12.635cm" svg:x="1.4cm" svg:y="4.914cm" presentation:class="table" presentation:user-transformed="true">
          <table:table table:template-name="green" table:use-first-row-styles="true" table:use-banding-rows-styles="true">
            <table:table-column table:style-name="co3"/>
            <table:table-column table:style-name="co4"/>
            <table:table-column table:style-name="co5"/>
            <table:table-row table:style-name="ro1" table:default-cell-style-name="ce5">
              <table:table-cell>
                <text:p><text:span text:style-name="T5">Hook</text:span></text:p>
              </table:table-cell>
              <table:table-cell table:style-name="ce3">
                <text:p>Used in</text:p>
              </table:table-cell>
              <table:table-cell>
                <text:p><text:span text:style-name="T5">Initial release</text:span></text:p>
              </table:table-cell>
            </table:table-row>
            <table:table-row table:style-name="ro1" table:default-cell-style-name="ce3">
              <table:table-cell>
                <text:p><text:span text:style-name="T3">explain_get_index_name_hook</text:span></text:p>
              </table:table-cell>
              <table:table-cell/>
              <table:table-cell>
                <text:p><text:span text:style-name="T3">8.3</text:span></text:p>
              </table:table-cell>
            </table:table-row>
            <table:table-row table:style-name="ro1" table:default-cell-style-name="ce3">
              <table:table-cell>
                <text:p><text:span text:style-name="T3">ExplainOneQuery_hook</text:span></text:p>
              </table:table-cell>
              <table:table-cell>
                <text:p>IndexAdvisor</text:p>
              </table:table-cell>
              <table:table-cell>
                <text:p><text:span text:style-name="T3">8.3</text:span></text:p>
              </table:table-cell>
            </table:table-row>
            <table:table-row table:style-name="ro1" table:default-cell-style-name="ce3">
              <table:table-cell>
                <text:p><text:span text:style-name="T3">fmgr_hook</text:span></text:p>
              </table:table-cell>
              <table:table-cell>
                <text:p>sepgsql</text:p>
              </table:table-cell>
              <table:table-cell>
                <text:p><text:span text:style-name="T3">9.1</text:span></text:p>
              </table:table-cell>
            </table:table-row>
            <table:table-row table:style-name="ro1" table:default-cell-style-name="ce3">
              <table:table-cell>
                <text:p><text:span text:style-name="T3">get_attavgwidth_hook</text:span></text:p>
              </table:table-cell>
              <table:table-cell/>
              <table:table-cell>
                <text:p><text:span text:style-name="T3">8.4</text:span></text:p>
              </table:table-cell>
            </table:table-row>
            <table:table-row table:style-name="ro1" table:default-cell-style-name="ce3">
              <table:table-cell>
                <text:p><text:span text:style-name="T3">get_index_stats_hook</text:span></text:p>
              </table:table-cell>
              <table:table-cell/>
              <table:table-cell>
                <text:p><text:span text:style-name="T3">8.4</text:span></text:p>
              </table:table-cell>
            </table:table-row>
            <table:table-row table:style-name="ro1" table:default-cell-style-name="ce3">
              <table:table-cell>
                <text:p><text:span text:style-name="T3">get_relation_info_hook</text:span></text:p>
              </table:table-cell>
              <table:table-cell>
                <text:p>plantuner</text:p>
              </table:table-cell>
              <table:table-cell>
                <text:p><text:span text:style-name="T3">8.3</text:span></text:p>
              </table:table-cell>
            </table:table-row>
            <table:table-row table:style-name="ro1" table:default-cell-style-name="ce3">
              <table:table-cell>
                <text:p><text:span text:style-name="T3">get_relation_stats_hook</text:span></text:p>
              </table:table-cell>
              <table:table-cell/>
              <table:table-cell>
                <text:p><text:span text:style-name="T3">8.4</text:span></text:p>
              </table:table-cell>
            </table:table-row>
            <table:table-row table:style-name="ro1" table:default-cell-style-name="ce3">
              <table:table-cell>
                <text:p><text:span text:style-name="T3">join_search_hook</text:span></text:p>
              </table:table-cell>
              <table:table-cell>
                <text:p>saio</text:p>
              </table:table-cell>
              <table:table-cell>
                <text:p><text:span text:style-name="T3">8.3</text:span></text:p>
              </table:table-cell>
            </table:table-row>
            <table:table-row table:style-name="ro1" table:default-cell-style-name="ce3">
              <table:table-cell>
                <text:p><text:span text:style-name="T3">needs_fmgr_hook</text:span></text:p>
              </table:table-cell>
              <table:table-cell>
                <text:p>sepgsql</text:p>
              </table:table-cell>
              <table:table-cell>
                <text:p><text:span text:style-name="T3">9.1</text:span></text:p>
              </table:table-cell>
            </table:table-row>
            <table:table-row table:style-name="ro1" table:default-cell-style-name="ce3">
              <table:table-cell>
                <text:p><text:span text:style-name="T3">object_access_hook</text:span></text:p>
              </table:table-cell>
              <table:table-cell>
                <text:p>sepgsql</text:p>
              </table:table-cell>
              <table:table-cell>
                <text:p><text:span text:style-name="T3">9.1</text:span></text:p>
              </table:table-cell>
            </table:table-row>
            <table:table-row table:style-name="ro1" table:default-cell-style-name="ce3">
              <table:table-cell>
                <text:p><text:span text:style-name="T3">planner_hook</text:span></text:p>
              </table:table-cell>
              <table:table-cell>
                <text:p>planinstr</text:p>
              </table:table-cell>
              <table:table-cell>
                <text:p><text:span text:style-name="T3">8.3</text:span></text:p>
              </table:table-cell>
            </table:table-row>
            <table:table-row table:style-name="ro1" table:default-cell-style-name="ce3">
              <table:table-cell>
                <text:p><text:span text:style-name="T3">shmem_startup_hook</text:span></text:p>
              </table:table-cell>
              <table:table-cell>
                <text:p>pg_stat_statements</text:p>
              </table:table-cell>
              <table:table-cell>
                <text:p><text:span text:style-name="T3">8.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4.113cm" svg:x="2.1cm" svg:y="14.107cm" presentation:class="notes" presentation:user-transformed="true">
            <draw:text-box>
              <text:p><text:span text:style-name="T6">shmem_startup_hook</text:span><text:span text:style-name="T6"><text:tab/></text:span><text:span text:style-name="T6">, called when PostgreSQL initializes its shared memory segment</text:span></text:p>
              <text:p><text:span text:style-name="T6">explain_get_index_name_hook, called when explain finds indexes' names</text:span></text:p>
              <text:p><text:span text:style-name="T6">planner_hook, runs when the planner begins, so plugins can monitor or even modify the planner's behavior (http://pgxn.org/dist/planinstr/) to measure planner running time</text:span></text:p>
              <text:p><text:span text:style-name="T6">get_relation_info_hook, allows modification of expansion of the information PostgreSQL gets from the catalogs for a particular relation, including adding fake indexes (</text:span><text:span text:style-name="T6"><text:a xlink:href="http://www.sai.msu.su/~megera/wiki/plantuner">http://www.sai.msu.su/~megera/wiki/plantuner</text:a></text:span><text:span text:style-name="T6"> to enable planner hints which allow enable/disable indexes, fix empty table)</text:span></text:p>
              <text:p><text:span text:style-name="T6">ExplainOneQuery_hook see </text:span><text:span text:style-name="T6"><text:a xlink:href="http://archives.postgresql.org/pgsql-patches/2007-05/msg00421.php">http://archives.postgresql.org/pgsql-patches/2007-05/msg00421.php</text:a></text:span></text:p>
              <text:p><text:span text:style-name="T6">join_search_hook, to let plugins override the join search order portion of the planner; this is specifically intended to simplify developing a replacement for GEQO planning, example module saio (</text:span><text:span text:style-name="T6"><text:a xlink:href="http://pgxn.org/dist/saio/">http://pgxn.org/dist/saio/</text:a></text:span><text:span text:style-name="T6">), a join order search plugin using simulated annealing which provides an experimental planner module that uses a randomised algorithm to try to find the optimal join order</text:span></text:p>
              <text:p><text:span text:style-name="T6">explain_get_index_name, to allow plugins to get control here so that plans involving hypothetical indexes can be explained</text:span></text:p>
              <text:p><text:span text:style-name="T6">fmgr_hook, function manager hook (security definer stuff?)</text:span></text:p>
              <text:p><text:span text:style-name="T6">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And one plugin</text:p>
          </draw:text-box>
        </draw:frame>
        <draw:frame presentation:style-name="pr6" draw:layer="layout" svg:width="25.199cm" svg:height="13.86cm" svg:x="1.4cm" svg:y="4.914cm" presentation:class="outline">
          <draw:text-box>
            <text:list text:style-name="L2">
              <text:list-item>
                <text:p>PlpgSQL_plugin</text:p>
              </text:list-item>
              <text:list-item>
                <text:p>Used by EDB's debugger, and profiler</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user-transformed="true">
            <draw:text-box>
              <text:p><text:span text:style-name="T7">The PL/pgsql language allows a shared library to hook plugins. AFAIK, its only use is by the debugger, and the profiler written by EnterpriseDB.</text:span></text:p>
              <text:p><text:span text:style-name="T7">Another name (plugin), but same idea behind.</text:span></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How do they work inside PG</text:p>
          </draw:text-box>
        </draw:frame>
        <draw:frame presentation:style-name="pr5" draw:layer="layout" svg:width="25.199cm" svg:height="13.859cm" svg:x="1.4cm" svg:y="4.914cm" presentation:class="outline">
          <draw:text-box>
            <text:list text:style-name="L2">
              <text:list-item>
                <text:p>Hooks consist of global function pointers</text:p>
              </text:list-item>
              <text:list-item>
                <text:p>Initially set to NULL</text:p>
              </text:list-item>
              <text:list-item>
                <text:p>When PostgreSQL wants to use a hook</text:p>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u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ample with ClientAuthentication_hook</text:p>
          </draw:text-box>
        </draw:frame>
        <draw:frame presentation:style-name="pr6" draw:layer="layout" svg:width="25.199cm" svg:height="13.86cm" svg:x="1.4cm" svg:y="4.914cm" presentation:class="outline" presentation:user-transformed="true">
          <draw:text-box>
            <text:list text:style-name="L2">
              <text:list-item>
                <text:p>Declaration</text:p>
                <text:list>
                  <text:list-item>
                    <text:p>extract from src/include/libpq/auth.h, line 27</text:p>
                    <text:p/>
                    <text:p/>
                  </text:list-item>
                </text:list>
              </text:list-item>
            </text:list>
            <text:p><text:span text:style-name="T8">/* Hook for plugins to get control in ClientAuthentication() */</text:span></text:p>
            <text:p><text:span text:style-name="T8">typedef void (*ClientAuthentication_hook_type) (Port *, int);</text:span></text:p>
            <text:p><text:span text:style-name="T8">extern PGDLLIMPORT ClientAuthentication_hook_type ClientAuthentication_hook;</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0"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ample with ClientAuthentication_hookHook</text:p>
          </draw:text-box>
        </draw:frame>
        <draw:frame presentation:style-name="pr6" draw:layer="layout" svg:width="25.199cm" svg:height="13.86cm" svg:x="1.4cm" svg:y="4.914cm" presentation:class="outline" presentation:user-transformed="true">
          <draw:text-box>
            <text:list text:style-name="L2">
              <text:list-item>
                <text:p>Set</text:p>
                <text:list>
                  <text:list-item>
                    <text:p>extract from src/backend/libpq/auth.c, line 215</text:p>
                    <text:p/>
                    <text:p/>
                  </text:list-item>
                </text:list>
              </text:list-item>
            </text:list>
            <text:p><text:span text:style-name="T8">/*</text:span></text:p>
            <text:p><text:span text:style-name="T8"><text:s/></text:span><text:span text:style-name="T8">* This hook allows plugins to get control following client authentication,</text:span></text:p>
            <text:p><text:span text:style-name="T8"><text:s/></text:span><text:span text:style-name="T8">* but before the user has been informed about the results. <text:s/>It could be used</text:span></text:p>
            <text:p><text:span text:style-name="T8"><text:s/></text:span><text:span text:style-name="T8">* to record login events, insert a delay after failed authentication, etc.</text:span></text:p>
            <text:p><text:span text:style-name="T8"><text:s/></text:span><text:span text:style-name="T8">*/</text:span></text:p>
            <text:p><text:span text:style-name="T8">ClientAuthentication_hook_type ClientAuthentication_hook = NULL;</text:span></text:p>
            <text:p><text:span text:style-name="T9"/></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ample with ClientAuthentication_hook</text:p>
          </draw:text-box>
        </draw:frame>
        <draw:frame presentation:style-name="pr6" draw:layer="layout" svg:width="25.199cm" svg:height="13.86cm" svg:x="1.4cm" svg:y="4.914cm" presentation:class="outline" presentation:user-transformed="true">
          <draw:text-box>
            <text:list text:style-name="L2">
              <text:list-item>
                <text:p>Check, and execute</text:p>
                <text:list>
                  <text:list-item>
                    <text:p>extract from src/backend/libpq/auth.c, line 580</text:p>
                    <text:p/>
                    <text:p/>
                  </text:list-item>
                </text:list>
              </text:list-item>
            </text:list>
            <text:p><text:span text:style-name="T8"><text:s text:c="4"/></text:span><text:span text:style-name="T8">if (ClientAuthentication_hook)</text:span></text:p>
            <text:p><text:span text:style-name="T8"><text:s text:c="8"/></text:span><text:span text:style-name="T8">(*ClientAuthentication_hook) (port, status);</text:span></text:p>
            <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alibo"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Writing hooks</text:p>
          </draw:text-box>
        </draw:frame>
        <draw:frame presentation:style-name="pr5" draw:layer="layout" svg:width="25.199cm" svg:height="13.859cm" svg:x="1.4cm" svg:y="4.914cm" presentation:class="outline">
          <draw:text-box>
            <text:list text:style-name="L2">
              <text:list-item>
                <text:p>Details on some hooks</text:p>
                <text:list>
                  <text:list-item>
                    <text:p>ClientAuthentication</text:p>
                  </text:list-item>
                  <text:list-item>
                    <text:p>Executor</text:p>
                  </text:list-item>
                  <text:list-item>
                    <text:p>ExecutorCheckPerms</text:p>
                  </text:list-item>
                  <text:list-item>
                    <text:p>check_password</text:p>
                  </text:list-item>
                </text:list>
              </text:list-item>
              <text:list-item>
                <text:p>And various examples</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ClientAuthentication_hook details</text:p>
          </draw:text-box>
        </draw:frame>
        <draw:frame presentation:style-name="pr5" draw:layer="layout" svg:width="25.199cm" svg:height="13.859cm" svg:x="1.4cm" svg:y="4.914cm" presentation:class="outline">
          <draw:text-box>
            <text:list text:style-name="L2">
              <text:list-item>
                <text:p>Get control</text:p>
                <text:list>
                  <text:list-item>
                    <text:p>after client authentication</text:p>
                  </text:list-item>
                  <text:list-item>
                    <text:p>But before informing the user</text:p>
                  </text:list-item>
                </text:list>
              </text:list-item>
              <text:list-item>
                <text:p>Usefull to</text:p>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ClientAuthentication_hook use</text:p>
          </draw:text-box>
        </draw:frame>
        <draw:frame presentation:style-name="pr5" draw:layer="layout" svg:width="25.199cm" svg:height="13.859cm" svg:x="1.4cm" svg:y="4.914cm" presentation:class="outline">
          <draw:text-box>
            <text:list text:style-name="L2">
              <text:list-item>
                <text:p>Modules using this hook</text:p>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lientAuthentication_hook</text:p>
          </draw:text-box>
        </draw:frame>
        <draw:frame presentation:style-name="pr5" draw:layer="layout" svg:width="25.199cm" svg:height="13.859cm" svg:x="1.4cm" svg:y="4.914cm" presentation:class="outline">
          <draw:text-box>
            <text:list text:style-name="L2">
              <text:list-item>
                <text:p>Example: forbid connection if a file is present</text:p>
              </text:list-item>
              <text:list-item>
                <text:p>Needs two functions</text:p>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lientAuthentication_hook</text:p>
          </draw:text-box>
        </draw:frame>
        <draw:frame presentation:style-name="pr6" draw:layer="layout" svg:width="25.199cm" svg:height="13.86cm" svg:x="1.4cm" svg:y="4.914cm" presentation:class="outline" presentation:user-transformed="true">
          <draw:text-box>
            <text:list text:style-name="L2">
              <text:list-item>
                <text:p>First, initialize the hook</text:p>
                <text:p/>
              </text:list-item>
            </text:list>
            <text:p text:style-name="P5"><text:span text:style-name="T10">static ClientAuthentication_hook_type next_client_auth_hook = NULL;</text:span></text:p>
            <text:p text:style-name="P5"><text:span text:style-name="T10">/* Module entry point */ </text:span></text:p>
            <text:p text:style-name="P5"><text:span text:style-name="T10">void </text:span></text:p>
            <text:p text:style-name="P5"><text:span text:style-name="T10">_PG_init(void) </text:span></text:p>
            <text:p text:style-name="P5"><text:span text:style-name="T10">{ </text:span></text:p>
            <text:p text:style-name="P5"><text:span text:style-name="T10"><text:s text:c="4"/></text:span><text:span text:style-name="T10">next_client_auth_hook = ClientAuthentication_hook; </text:span></text:p>
            <text:p text:style-name="P5"><text:span text:style-name="T10"><text:s text:c="4"/></text:span><text:span text:style-name="T10">ClientAuthentication_hook = my_client_auth; </text:span></text:p>
            <text:p text:style-name="P5"><text:span text:style-name="T10">} </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lientAuthentication_hook</text:p>
          </draw:text-box>
        </draw:frame>
        <draw:frame presentation:style-name="pr6" draw:layer="layout" svg:width="25.199cm" svg:height="13.86cm" svg:x="1.4cm" svg:y="4.914cm" presentation:class="outline" presentation:user-transformed="true">
          <draw:text-box>
            <text:list text:style-name="L2">
              <text:list-item>
                <text:p>Check availability of the file, and allow or deny connection</text:p>
                <text:p/>
              </text:list-item>
            </text:list>
            <text:p text:style-name="P6"><text:span text:style-name="T8">static void my_client_auth(Port *port, int status) </text:span></text:p>
            <text:p text:style-name="P6"><text:span text:style-name="T8">{ </text:span></text:p>
            <text:p text:style-name="P6"><text:span text:style-name="T8"><text:s text:c="4"/></text:span><text:span text:style-name="T8">struct stat buf; </text:span></text:p>
            <text:p text:style-name="P6"><text:span text:style-name="T8"/></text:p>
            <text:p text:style-name="P6"><text:span text:style-name="T8"><text:s text:c="4"/></text:span><text:span text:style-name="T8">if (next_client_auth_hook) </text:span></text:p>
            <text:p text:style-name="P6"><text:span text:style-name="T8"><text:s text:c="8"/></text:span><text:span text:style-name="T8">(*next_client_auth_hook) (port, status); </text:span></text:p>
            <text:p text:style-name="P6"><text:span text:style-name="T8"/></text:p>
            <text:p text:style-name="P6"><text:span text:style-name="T8"><text:s text:c="4"/></text:span><text:span text:style-name="T8">if (status != STATUS_OK) </text:span></text:p>
            <text:p text:style-name="P6"><text:span text:style-name="T8"><text:s text:c="8"/></text:span><text:span text:style-name="T8">return; </text:span></text:p>
            <text:p text:style-name="P6"><text:span text:style-name="T8"/></text:p>
            <text:p text:style-name="P6"><text:span text:style-name="T8"><text:s text:c="4"/></text:span><text:span text:style-name="T8">if(!stat("/tmp/connection.stopped", &amp;buf)) </text:span></text:p>
            <text:p text:style-name="P6"><text:span text:style-name="T8"><text:s text:c="8"/></text:span><text:span text:style-name="T8">ereport(FATAL, (errcode(ERRCODE_INTERNAL_ERROR),</text:span></text:p>
            <text:p text:style-name="P6"><text:span text:style-name="T8"><text:s text:c="12"/></text:span><text:span text:style-name="T8">errmsg("Connection not authorized!!"))); </text:span></text:p>
            <text:p text:style-name="P6"><text:span text:style-name="T8">} </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ecutor hooks details</text:p>
          </draw:text-box>
        </draw:frame>
        <draw:frame presentation:style-name="pr6" draw:layer="layout" svg:width="25.199cm" svg:height="14.17cm" svg:x="1.4cm" svg:y="4.914cm" presentation:class="outline" presentation:user-transformed="true">
          <draw:text-box>
            <text:list text:style-name="L2">
              <text:list-item>
                <text:p>Start</text:p>
                <text:list>
                  <text:list-item>
                    <text:p>beginning of execution of a query plan</text:p>
                  </text:list-item>
                </text:list>
              </text:list-item>
              <text:list-item>
                <text:p>Run</text:p>
                <text:list>
                  <text:list-item>
                    <text:p>Accepts direction, and count</text:p>
                  </text:list-item>
                  <text:list-item>
                    <text:p>May be called more than once</text:p>
                  </text:list-item>
                </text:list>
              </text:list-item>
              <text:list-item>
                <text:p>Finish</text:p>
                <text:list>
                  <text:list-item>
                    <text:p>After the final ExecutorRun call</text:p>
                  </text:list-item>
                </text:list>
              </text:list-item>
              <text:list-item>
                <text:p>End</text:p>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Executor hooks use</text:p>
          </draw:text-box>
        </draw:frame>
        <draw:frame presentation:style-name="pr6" draw:layer="layout" svg:width="25.199cm" svg:height="13.941cm" svg:x="1.4cm" svg:y="4.914cm" presentation:class="outline" presentation:user-transformed="true">
          <draw:text-box>
            <text:list text:style-name="L2">
              <text:list-item>
                <text:p>Usefull to get informations on executed queries</text:p>
              </text:list-item>
              <text:list-item>
                <text:p>Already used by</text:p>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n ExecutorEnd_hook</text:p>
          </draw:text-box>
        </draw:frame>
        <draw:frame presentation:style-name="pr6" draw:layer="layout" svg:width="25.199cm" svg:height="13.86cm" svg:x="1.4cm" svg:y="4.914cm" presentation:class="outline" presentation:user-transformed="true">
          <draw:text-box>
            <text:list text:style-name="L2">
              <text:list-item>
                <text:p>Example: log queries executed by superuser only</text:p>
              </text:list-item>
              <text:list-item>
                <text:p>Needs three functions</text:p>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ExecutorEnd_hook</text:p>
          </draw:text-box>
        </draw:frame>
        <draw:frame presentation:style-name="pr6" draw:layer="layout" svg:width="25.199cm" svg:height="13.86cm" svg:x="1.4cm" svg:y="4.914cm" presentation:class="outline" presentation:user-transformed="true">
          <draw:text-box>
            <text:list text:style-name="L2">
              <text:list-item>
                <text:p>First, install the hook</text:p>
                <text:p/>
              </text:list-item>
            </text:list>
            <text:p text:style-name="P5"><text:span text:style-name="T10">/* Saved hook values in case of unload */</text:span></text:p>
            <text:p text:style-name="P5"><text:span text:style-name="T10">static ExecutorEnd_hook_type prev_ExecutorEnd = NULL;</text:span></text:p>
            <text:p text:style-name="P5"><text:span text:style-name="T10"/></text:p>
            <text:p text:style-name="P5"><text:span text:style-name="T10">void _PG_init(void)</text:span></text:p>
            <text:p text:style-name="P5"><text:span text:style-name="T10">{</text:span></text:p>
            <text:p text:style-name="P5"><text:span text:style-name="T10"><text:s text:c="2"/></text:span><text:span text:style-name="T10">prev_ExecutorEnd = ExecutorEnd_hook;</text:span></text:p>
            <text:p text:style-name="P5"><text:span text:style-name="T10"><text:s text:c="2"/></text:span><text:span text:style-name="T10">ExecutorEnd_hook = pgluq_ExecutorEnd;</text:span></text:p>
            <text:p text:style-name="P5"><text:span text:style-name="T10">}</text:span></text:p>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ExecutorEnd_hook</text:p>
          </draw:text-box>
        </draw:frame>
        <draw:frame presentation:style-name="pr6" draw:layer="layout" svg:width="25.199cm" svg:height="15.886cm" svg:x="1.4cm" svg:y="3.427cm" presentation:class="outline" presentation:user-transformed="true">
          <draw:text-box>
            <text:list text:style-name="L2">
              <text:list-item>
                <text:p>The hook itself:</text:p>
                <text:list>
                  <text:list-item>
                    <text:p>check if the user has the superuser attribute</text:p>
                  </text:list-item>
                  <text:list-item>
                    <text:p>log (or not) the query</text:p>
                  </text:list-item>
                  <text:list-item>
                    <text:p>fire the next hook or the default one</text:p>
                  </text:list-item>
                </text:list>
              </text:list-item>
            </text:list>
            <text:p text:style-name="P6"><text:span text:style-name="T8">static void</text:span></text:p>
            <text:p text:style-name="P6"><text:span text:style-name="T8">pgluq_ExecutorEnd(QueryDesc *queryDesc)</text:span></text:p>
            <text:p text:style-name="P6"><text:span text:style-name="T8">{</text:span></text:p>
            <text:p text:style-name="P6"><text:span text:style-name="T8"><text:s text:c="2"/></text:span><text:span text:style-name="T8">Assert(query != NULL);</text:span></text:p>
            <text:p text:style-name="P6"><text:span text:style-name="T8"/></text:p>
            <text:p text:style-name="P6"><text:span text:style-name="T8"><text:s text:c="2"/></text:span><text:span text:style-name="T8">if (superuser())</text:span></text:p>
            <text:p text:style-name="P6"><text:span text:style-name="T8"><text:s text:c="4"/></text:span><text:span text:style-name="T8">elog(log_level, "superuser %s fired this query %s", </text:span></text:p>
            <text:p text:style-name="P6"><text:span text:style-name="T8"><text:s text:c="9"/></text:span><text:span text:style-name="T8">GetUserNameFromId(GetUserId()),</text:span></text:p>
            <text:p text:style-name="P6"><text:span text:style-name="T8"><text:s text:c="9"/></text:span><text:span text:style-name="T8">query);</text:span></text:p>
            <text:p text:style-name="P6"><text:span text:style-name="T8"/></text:p>
            <text:p text:style-name="P6"><text:span text:style-name="T8"><text:s text:c="2"/></text:span><text:span text:style-name="T8">if (prev_ExecutorEnd)</text:span></text:p>
            <text:p text:style-name="P6"><text:span text:style-name="T8"><text:s text:c="4"/></text:span><text:span text:style-name="T8">prev_ExecutorEnd(queryDesc);</text:span></text:p>
            <text:p text:style-name="P6"><text:span text:style-name="T8"><text:s text:c="2"/></text:span><text:span text:style-name="T8">else</text:span></text:p>
            <text:p text:style-name="P6"><text:span text:style-name="T8"><text:s text:c="4"/></text:span><text:span text:style-name="T8">standard_ExecutorEnd(queryDesc);</text:span></text:p>
            <text:p text:style-name="P6"><text:span text:style-name="T8">}</text:span></text:p>
            <text:p text:style-name="P6"><text:span text:style-name="T8"/></text:p>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ExecutorEnd_hook</text:p>
          </draw:text-box>
        </draw:frame>
        <draw:frame presentation:style-name="pr6" draw:layer="layout" svg:width="25.199cm" svg:height="13.86cm" svg:x="1.4cm" svg:y="4.914cm" presentation:class="outline" presentation:user-transformed="true">
          <draw:text-box>
            <text:list text:style-name="L2">
              <text:list-item>
                <text:p>Finally, uninstall the hook</text:p>
                <text:p/>
              </text:list-item>
            </text:list>
            <text:p text:style-name="P5"><text:span text:style-name="T10">void _PG_fini(void)</text:span></text:p>
            <text:p text:style-name="P5"><text:span text:style-name="T10">{</text:span></text:p>
            <text:p text:style-name="P5"><text:span text:style-name="T10"><text:s text:c="2"/></text:span><text:span text:style-name="T10">ExecutorEnd_hook = prev_ExecutorEnd;</text:span></text:p>
            <text:p text:style-name="P5"><text:span text:style-name="T10">}</text:span></text:p>
          </draw:text-box>
        </draw:fram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check_password hook details</text:p>
          </draw:text-box>
        </draw:frame>
        <draw:frame presentation:style-name="pr6" draw:layer="layout" svg:width="25.199cm" svg:height="15.006cm" svg:x="1.4cm" svg:y="3.81cm" presentation:class="outline" presentation:user-transformed="true">
          <draw:text-box>
            <text:list text:style-name="L2">
              <text:list-item>
                <text:p>Get control</text:p>
                <text:list>
                  <text:list-item>
                    <text:p>When CREATE/ALTER USER is executed</text:p>
                  </text:list-item>
                  <text:list-item>
                    <text:p>But before commiting</text:p>
                  </text:list-item>
                </text:list>
              </text:list-item>
              <text:list-item>
                <text:p>Usefull to</text:p>
                <text:list>
                  <text:list-item>
                    <text:p>Check the password according to some enterprise rules</text:p>
                  </text:list-item>
                  <text:list-item>
                    <text:p>Log change of passwords</text:p>
                  </text:list-item>
                  <text:list-item>
                    <text:p>Disallow plain text passwords</text:p>
                  </text:list-item>
                </text:list>
              </text:list-item>
              <text:list-item>
                <text:p>Major issue</text:p>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check_password hook use</text:p>
          </draw:text-box>
        </draw:frame>
        <draw:frame presentation:style-name="pr6" draw:layer="layout" svg:width="25.199cm" svg:height="13.86cm" svg:x="1.4cm" svg:y="4.914cm" presentation:class="outline" presentation:user-transformed="true">
          <draw:text-box>
            <text:list text:style-name="L2">
              <text:list-item>
                <text:p>Usefull to get informations on executed queries</text:p>
              </text:list-item>
              <text:list-item>
                <text:p>Already used by</text:p>
                <text:list>
                  <text:list-item>
                    <text:p>password</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heck_password_hook</text:p>
          </draw:text-box>
        </draw:frame>
        <draw:frame presentation:style-name="pr6" draw:layer="layout" svg:width="25.199cm" svg:height="13.86cm" svg:x="1.4cm" svg:y="4.914cm" presentation:class="outline" presentation:user-transformed="true">
          <draw:text-box>
            <text:list text:style-name="L2">
              <text:list-item>
                <text:p>Example: disallow plain text passwords</text:p>
              </text:list-item>
              <text:list-item>
                <text:p>Needs three functions</text:p>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heck_password_hook</text:p>
          </draw:text-box>
        </draw:frame>
        <draw:frame presentation:style-name="pr6" draw:layer="layout" svg:width="25.199cm" svg:height="13.86cm" svg:x="1.4cm" svg:y="4.914cm" presentation:class="outline" presentation:user-transformed="true">
          <draw:text-box>
            <text:list text:style-name="L2">
              <text:list-item>
                <text:p>First, install the hook</text:p>
                <text:p/>
              </text:list-item>
            </text:list>
            <text:p text:style-name="P5"><text:span text:style-name="T10">void _PG_init(void)</text:span></text:p>
            <text:p text:style-name="P5"><text:span text:style-name="T10">{</text:span></text:p>
            <text:p text:style-name="P5"><text:span text:style-name="T10"><text:s text:c="2"/></text:span><text:span text:style-name="T10">check_password_hook = check_password;</text:span></text:p>
            <text:p text:style-name="P5"><text:span text:style-name="T10">}</text:span></text:p>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Writing a check_password_hook</text:p>
          </draw:text-box>
        </draw:frame>
        <draw:frame presentation:style-name="pr6" draw:layer="layout" svg:width="25.199cm" svg:height="13.86cm" svg:x="1.4cm" svg:y="3.427cm" presentation:class="outline" presentation:user-transformed="true">
          <draw:text-box>
            <text:list text:style-name="L2">
              <text:list-item>
                <text:p>The hook itself:</text:p>
                <text:list>
                  <text:list-item>
                    <text:p>check if the password is encrypted</text:p>
                  </text:list-item>
                </text:list>
              </text:list-item>
            </text:list>
            <text:p text:style-name="P6"><text:span text:style-name="T8">static void</text:span></text:p>
            <text:p text:style-name="P6"><text:span text:style-name="T8">check_password(const char *username,</text:span></text:p>
            <text:p text:style-name="P6"><text:span text:style-name="T8"><text:s text:c="2"/></text:span><text:span text:style-name="T8">const char *password, int password_type,</text:span></text:p>
            <text:p text:style-name="P6"><text:span text:style-name="T8"><text:s text:c="2"/></text:span><text:span text:style-name="T8">Datum validuntil_time, bool validuntil_null)</text:span></text:p>
            <text:p text:style-name="P6"><text:span text:style-name="T8">{</text:span></text:p>
            <text:p text:style-name="P6"><text:span text:style-name="T8"><text:s text:c="2"/></text:span><text:span text:style-name="T8">if (password_type == PASSWORD_TYPE_PLAINTEXT)</text:span></text:p>
            <text:p text:style-name="P6"><text:span text:style-name="T8"><text:s text:c="2"/></text:span><text:span text:style-name="T8">{</text:span></text:p>
            <text:p text:style-name="P6"><text:span text:style-name="T8"><text:s text:c="4"/></text:span><text:span text:style-name="T8">ereport(ERROR,</text:span></text:p>
            <text:p text:style-name="P6"><text:span text:style-name="T8"><text:s text:c="6"/></text:span><text:span text:style-name="T8">(errcode(ERRCODE_INVALID_PARAMETER_VALUE),</text:span></text:p>
            <text:p text:style-name="P6"><text:span text:style-name="T8"><text:s text:c="7"/></text:span><text:span text:style-name="T8">errmsg("password is not encrypted")));</text:span></text:p>
            <text:p text:style-name="P6"><text:span text:style-name="T8"><text:s text:c="2"/></text:span><text:span text:style-name="T8">}</text:span></text:p>
            <text:p text:style-name="P6"><text:span text:style-name="T8">}</text:span></text:p>
            <text:p text:style-name="P6"><text:span text:style-name="T8"/></text:p>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Using hooks</text:p>
          </draw:text-box>
        </draw:frame>
        <draw:frame presentation:style-name="pr5" draw:layer="layout" svg:width="25.199cm" svg:height="13.859cm" svg:x="1.4cm" svg:y="4.914cm" presentation:class="outline">
          <draw:text-box>
            <text:list text:style-name="L2">
              <text:list-item>
                <text:p>In postgresql.conf</text:p>
                <text:list>
                  <text:list-item>
                    <text:p>shared_preload_libraries</text:p>
                  </text:list-item>
                  <text:list-item>
                    <text:p>And possibly other shared library GUCs</text:p>
                  </text:list-item>
                </text:list>
              </text:list-item>
              <text:list-item>
                <text:p>Restart PG</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alibo"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Using hooks – example</text:p>
          </draw:text-box>
        </draw:frame>
        <draw:frame presentation:style-name="pr5" draw:layer="layout" svg:width="25.199cm" svg:height="13.859cm" svg:x="1.4cm" svg:y="4.914cm" presentation:class="outline" presentation:user-transformed="true">
          <draw:text-box>
            <text:list text:style-name="L2">
              <text:list-item>
                <text:p>Install the hook...</text:p>
              </text:list-item>
              <text:list-item>
                <text:p>In postgresql.conf</text:p>
              </text:list-item>
            </text:list>
            <text:p text:style-name="P6"><text:span text:style-name="T9">shared_preload_libraries = 'only_encrypted_passwords'</text:span></text:p>
            <text:p text:style-name="P6"><text:span text:style-name="T9"/></text:p>
            <text:list text:continue-numbering="true" text:style-name="L2">
              <text:list-item>
                <text:p>Restart PostgreSQL</text:p>
              </text:list-item>
            </text:list>
            <text:p text:style-name="P6"><text:span text:style-name="T8">$ pg_ctl start</text:span></text:p>
            <text:p text:style-name="P6"><text:span text:style-name="T8">server starting</text:span></text:p>
            <text:p text:style-name="P6"><text:span text:style-name="T8">2012-01-28 16:01:32 CET <text:s/>LOG: <text:s/>loaded library "only_encrypted_passwords"</text:span></text:p>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alibo"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Using hooks – example</text:p>
          </draw:text-box>
        </draw:frame>
        <draw:frame presentation:style-name="pr5" draw:layer="layout" svg:width="25.199cm" svg:height="13.859cm" svg:x="1.4cm" svg:y="4.914cm" presentation:class="outline">
          <draw:text-box>
            <text:list text:style-name="L2">
              <text:list-item>
                <text:p>Use the hook...</text:p>
              </text:list-item>
            </text:list>
            <text:p text:style-name="P6"><text:span text:style-name="T8">postgres=# CREATE USER u1 PASSWORD 'supersecret';</text:span></text:p>
            <text:p text:style-name="P6"><text:span text:style-name="T8">ERROR: <text:s/>password is not encrypted</text:span></text:p>
            <text:p text:style-name="P6"><text:span text:style-name="T8"/></text:p>
            <text:p text:style-name="P6"><text:span text:style-name="T8">postgres=# CREATE USER u1 PASSWORD 'md5f96c038c1bf28d837c32cc62fa97910a';</text:span></text:p>
            <text:p text:style-name="P6"><text:span text:style-name="T8">CREATE ROLE</text:span></text:p>
            <text:p text:style-name="P6"><text:span text:style-name="T8"/></text:p>
            <text:p text:style-name="P6"><text:span text:style-name="T8">postgres=# ALTER USER u1 PASSWORD 'f96c038c1bf28d837c32cc62fa97910a';</text:span></text:p>
            <text:p text:style-name="P6"><text:span text:style-name="T8">ERROR: <text:s/>password is not encrypted</text:span></text:p>
            <text:p text:style-name="P6"><text:span text:style-name="T8"/></text:p>
            <text:p text:style-name="P6"><text:span text:style-name="T8">postgres=# ALTER USER u1 PASSWORD 'md5f96c038c1bf28d837c32cc62fa97910a';</text:span></text:p>
            <text:p text:style-name="P6"><text:span text:style-name="T8">ALTER ROLE</text:span></text:p>
            <text:p text:style-name="P6"><text:span text:style-name="T8"/></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3.859cm" svg:x="1.4cm" svg:y="4.914cm" presentation:class="outline">
          <draw:text-box>
            <text:list text:style-name="L2">
              <text:list-item>
                <text:p>Hooks are an interesting system to extend the capabilities of PostgreSQL</text:p>
              </text:list-item>
              <text:list-item>
                <text:p>We need more of them :-)</text:p>
                <text:p/>
              </text:list-item>
              <text:list-item>
                <text:p>Examples and slides available on:</text:p>
                <text:list>
                  <text:list-item>
                    <text:p><text:span text:style-name="T11">https://github.com/gleu/Hooks-in-PostgreSQL</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ext:style-name="green3"/>
      <table:last-row text:style-name="green3"/>
      <table:first-column text:style-name="green3"/>
      <table:last-column text:style-name="green3"/>
      <table:odd-rows text:style-name="green2"/>
      <table:odd-columns text:style-name="green2"/>
      <table:body text:style-name="green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bitmap"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e6e6e6"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1">
      <draw:frame presentation:style-name="Dalibo-title" draw:layer="backgroundobjects" svg:width="25.199cm" svg:height="3.506cm" svg:x="1.4cm" svg:y="0.837cm" presentation:class="title" presentation:placeholder="true">
        <draw:text-box draw:corner-radius="0.762cm"/>
      </draw:frame>
      <draw:frame presentation:style-name="Dalibo-outline1" draw:layer="backgroundobjects" svg:width="25.199cm" svg:height="13.86cm" svg:x="1.4cm" svg:y="4.914cm" presentation:class="outline" presentation:placeholder="true">
        <draw:text-box/>
      </draw:frame>
      <draw:frame draw:style-name="Mgr3" draw:text-style-name="MP4" draw:layer="backgroundobjects" svg:width="4.229cm" svg:height="1.869cm" svg:x="23.639cm" svg:y="19.131cm">
        <draw:image xlink:href="Pictures/10000000000000B50000005094DE0355.jpg" xlink:type="simple" xlink:show="embed" xlink:actuate="onLoad">
          <text:p/>
        </draw:image>
      </draw:frame>
      <draw:line presentation:style-name="Mpr4" draw:text-style-name="MP4" draw:layer="backgroundobjects" svg:x1="0cm" svg:y1="19.05cm" svg:x2="28cm" svg:y2="19.05cm">
        <text:p/>
      </draw:line>
      <draw:frame presentation:style-name="Mpr5" draw:text-style-name="MP3" draw:layer="backgroundobjects" svg:width="4.303cm" svg:height="0.762cm" svg:x="0.269cm" svg:y="20.066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Blue and Grey</dc:title>
    <dc:description>Presentation Layout Template</dc:description>
    <meta:creation-date>2012-01-06T09:38:46</meta:creation-date>
    <dc:language>en-US</dc:language>
    <meta:editing-cycles>9</meta:editing-cycles>
    <meta:editing-duration>PT11H38M59S</meta:editing-duration>
    <meta:initial-creator>Guillaume Lelarge</meta:initial-creator>
    <dc:date>2012-01-28T19:45:23</dc:date>
    <dc:creator>Guillaume Lelarge</dc:creator>
    <meta:document-statistic meta:object-count="163"/>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